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思源黑體 TW" svg:font-family="'思源黑體 T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Sorts" svg:font-family="'Monotype Sort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onotype Sorts1" svg:font-family="'Monotype Sort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" svg:font-family="標楷體" style:font-family-generic="system" style:font-pitch="variable"/>
    <style:font-face style:name="超研澤空疊圓, 新細明體" svg:font-family="'超研澤空疊圓, 新細明體'" style:font-family-generic="system" style:font-pitch="variable"/>
    <style:font-face style:name="超研澤粗隸, 新細明體" svg:font-family="'超研澤粗隸, 新細明體'" style:font-family-generic="system" style:font-pitch="variable"/>
  </office:font-face-decls>
  <office:automatic-styles>
    <style:style style:name="表格1" style:family="table">
      <style:table-properties style:width="17.117cm" fo:margin-left="-0.058cm" fo:margin-top="0cm" fo:margin-bottom="0cm" table:align="left" style:writing-mode="lr-tb"/>
    </style:style>
    <style:style style:name="表格1.A" style:family="table-column">
      <style:table-column-properties style:column-width="17.117cm"/>
    </style:style>
    <style:style style:name="表格1.1" style:family="table-row">
      <style:table-row-properties style:row-height="1.764cm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="none"/>
    </style:style>
    <style:style style:name="表格2" style:family="table">
      <style:table-properties style:width="8.019cm" fo:margin-top="0cm" fo:margin-bottom="0cm" table:align="center" style:writing-mode="lr-tb"/>
    </style:style>
    <style:style style:name="表格2.A" style:family="table-column">
      <style:table-column-properties style:column-width="8.019cm"/>
    </style:style>
    <style:style style:name="表格2.1" style:family="table-row">
      <style:table-row-properties style:min-row-height="1.764cm" fo:keep-together="auto"/>
    </style:style>
    <style:style style:name="表格2.A1" style:family="table-cell">
      <style:table-cell-properties style:vertical-align="bottom" fo:padding-left="0.049cm" fo:padding-right="0.049cm" fo:padding-top="0cm" fo:padding-bottom="0cm" fo:border="none"/>
    </style:style>
    <style:style style:name="表格3" style:family="table">
      <style:table-properties style:width="16.334cm" fo:margin-left="-0.058cm" fo:margin-top="0cm" fo:margin-bottom="0cm" table:align="left" style:writing-mode="lr-tb"/>
    </style:style>
    <style:style style:name="表格3.A" style:family="table-column">
      <style:table-column-properties style:column-width="7.668cm"/>
    </style:style>
    <style:style style:name="表格3.B" style:family="table-column">
      <style:table-column-properties style:column-width="0.699cm"/>
    </style:style>
    <style:style style:name="表格3.C" style:family="table-column">
      <style:table-column-properties style:column-width="7.967cm"/>
    </style:style>
    <style:style style:name="表格3.1" style:family="table-row">
      <style:table-row-properties style:row-height="1.764cm" fo:keep-together="auto"/>
    </style:style>
    <style:style style:name="表格3.A1" style:family="table-cell">
      <style:table-cell-properties style:vertical-align="bottom" fo:padding-left="0.049cm" fo:padding-right="0.049cm" fo:padding-top="0cm" fo:padding-bottom="0cm" fo:border="none"/>
    </style:style>
    <style:style style:name="表格4" style:family="table">
      <style:table-properties style:width="17.117cm" fo:margin-left="-0.058cm" fo:margin-top="0cm" fo:margin-bottom="0cm" table:align="left" style:writing-mode="lr-tb"/>
    </style:style>
    <style:style style:name="表格4.A" style:family="table-column">
      <style:table-column-properties style:column-width="17.117cm"/>
    </style:style>
    <style:style style:name="表格4.1" style:family="table-row">
      <style:table-row-properties style:min-row-height="12.515cm" fo:keep-together="auto"/>
    </style:style>
    <style:style style:name="表格4.A1" style:family="table-cell">
      <style:table-cell-properties fo:padding-left="0.049cm" fo:padding-right="0.049cm" fo:padding-top="0cm" fo:padding-bottom="0cm" fo:border="none"/>
    </style:style>
    <style:style style:name="P1" style:family="paragraph" style:parent-style-name="Standard_20__28_user_29_">
      <style:paragraph-properties fo:text-align="center" style:justify-single-word="false"/>
      <style:text-properties fo:font-size="22pt" style:font-name-asian="標楷體" style:font-size-asian="22pt"/>
    </style:style>
    <style:style style:name="P2" style:family="paragraph" style:parent-style-name="Standard_20__28_user_29_">
      <style:paragraph-properties style:line-height-at-least="0.706cm" fo:text-align="center" style:justify-single-word="false" style:snap-to-layout-grid="false"/>
      <style:text-properties fo:font-size="22pt" style:font-name-asian="標楷體" style:font-size-asian="22pt"/>
    </style:style>
    <style:style style:name="P3" style:family="paragraph" style:parent-style-name="Standard_20__28_user_29_">
      <style:paragraph-properties fo:line-height="150%" fo:text-align="center" style:justify-single-word="false" style:snap-to-layout-grid="false"/>
      <style:text-properties fo:font-size="22pt" style:font-name-asian="標楷體" style:font-size-asian="22pt"/>
    </style:style>
    <style:style style:name="P4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22pt" style:font-name-asian="標楷體" style:font-size-asian="22pt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 style:parent-style-name="Standard_20__28_user_29_">
      <style:paragraph-properties fo:line-height="150%" fo:text-align="justify" style:justify-single-word="false"/>
    </style:style>
    <style:style style:name="P7" style:family="paragraph" style:parent-style-name="Standard_20__28_user_29_">
      <style:paragraph-properties fo:margin-left="0cm" fo:margin-right="0cm" fo:text-align="center" style:justify-single-word="false" fo:text-indent="0.847cm" style:auto-text-indent="false"/>
    </style:style>
    <style:style style:name="P8" style:family="paragraph" style:parent-style-name="Standard_20__28_user_29_" style:master-page-name="Standard">
      <style:paragraph-properties fo:margin-left="0cm" fo:margin-right="0cm" fo:text-align="center" style:justify-single-word="false" fo:text-indent="0.847cm" style:auto-text-indent="false" style:page-number="auto"/>
    </style:style>
    <style:style style:name="T1" style:family="text">
      <style:text-properties fo:font-size="22pt" style:font-name-asian="標楷體" style:font-size-asian="22pt"/>
    </style:style>
    <style:style style:name="T2" style:family="text">
      <style:text-properties fo:font-size="22pt" style:font-name-asian="Times New Roman1" style:font-size-asian="22pt"/>
    </style:style>
    <style:style style:name="T3" style:family="text">
      <style:text-properties fo:font-size="22pt" style:font-size-asian="22pt"/>
    </style:style>
    <style:style style:name="T4" style:family="text">
      <style:text-properties fo:font-size="22pt" style:font-name-asian="超研澤空疊圓, 新細明體" style:font-size-asian="22pt"/>
    </style:style>
    <style:style style:name="T5" style:family="text">
      <style:text-properties fo:font-size="22pt" fo:letter-spacing="0.353cm" style:font-name-asian="超研澤粗隸, 新細明體" style:font-size-asian="22pt"/>
    </style:style>
    <style:style style:name="T6" style:family="text">
      <style:text-properties style:font-name="Monotype Sorts" fo:font-size="22pt" fo:letter-spacing="0.353cm" style:font-name-asian="Monotype Sorts1" style:font-size-asian="22pt" style:font-name-complex="Monotype Sorts1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6cm" fo:padding-right="0.256cm" fo:padding-top="0.129cm" fo:padding-bottom="0.129cm" fo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GoBack"/><text:span text:style-name="T1">國立台北科技大學</text:span><text:span text:style-name="T2"> <text:s text:c="6"/></text:span><text:span text:style-name="T1">研究所</text:span></text:p>
      <text:p text:style-name="P7"><text:span text:style-name="T1">論文口試發表會</text:span></text:p>
      <text:p text:style-name="P1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5"><text:span text:style-name="T4">題</text:span><text:span text:style-name="T2"> <text:s text:c="3"/></text:span><text:span text:style-name="T4">目</text:span></text:p>
          </table:table-cell>
        </table:table-row>
      </table:table>
      <text:p text:style-name="P2"/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P6"><text:span text:style-name="T1">主講人：</text:span></text:p>
          </table:table-cell>
        </table:table-row>
      </table:table>
      <text:p text:style-name="P2"/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6"><text:span text:style-name="T1">時間：</text:span></text:p>
          </table:table-cell>
          <table:table-cell table:style-name="表格3.A1" office:value-type="string">
            <text:p text:style-name="P3"/>
          </table:table-cell>
          <table:table-cell table:style-name="表格3.A1" office:value-type="string">
            <text:p text:style-name="P6"><text:span text:style-name="T1">地點：</text:span></text:p>
          </table:table-cell>
        </table:table-row>
      </table:table>
      <text:p text:style-name="P4"/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3"><draw:frame draw:style-name="fr1" text:anchor-type="char" svg:x="6.35cm" svg:y="5.614cm" svg:width="4.868cm" svg:height="1.27cm" draw:z-index="0"><draw:text-box><text:p text:style-name="Standard_20__28_user_29_"><text:span text:style-name="T4">摘</text:span><text:span text:style-name="T2"> <text:s text:c="5"/></text:span><text:span text:style-name="T4">要</text:span></text:p></draw:text-box></draw:frame></text:p>
          </table:table-cell>
        </table:table-row>
      </table:table>
      <text:p text:style-name="P5"><text:span text:style-name="T6"></text:span><text:span text:style-name="T5">歡迎蒞臨指導</text:span><text:span text:style-name="T6">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思源黑體 TW" svg:font-family="'思源黑體 T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Sorts" svg:font-family="'Monotype Sort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onotype Sorts1" svg:font-family="'Monotype Sort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" svg:font-family="標楷體" style:font-family-generic="system" style:font-pitch="variable"/>
    <style:font-face style:name="超研澤空疊圓, 新細明體" svg:font-family="'超研澤空疊圓, 新細明體'" style:font-family-generic="system" style:font-pitch="variable"/>
    <style:font-face style:name="超研澤粗隸, 新細明體" svg:font-family="'超研澤粗隸, 新細明體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思源黑體 TW" style:font-family-complex="'思源黑體 TW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style:font-name-asian="新細明體, PMingLiU" style:font-family-asian="'新細明體, PMingLiU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台北科技大學機電整合研究所</dc:title>
    <meta:initial-creator>Administrator</meta:initial-creator>
    <dc:creator>user</dc:creator>
    <meta:editing-cycles>2</meta:editing-cycles>
    <meta:creation-date>2020-09-15T12:34:00</meta:creation-date>
    <dc:date>2020-09-15T12:34:00</dc:date>
    <meta:editing-duration>PT1M</meta:editing-duration>
    <meta:generator>NDC_ODF_Application_Tools/2.0.4$Windows_X86_64 LibreOffice_project/ace8b54cb4771cd6636f2ccb1aac7c9dad875112</meta:generator>
    <meta:document-statistic meta:table-count="4" meta:image-count="0" meta:object-count="0" meta:page-count="1" meta:paragraph-count="8" meta:word-count="40" meta:character-count="57" meta:non-whitespace-character-count="40"/>
    <meta:user-defined meta:name="AppVersion">16.0000</meta:user-defined>
    <meta:user-defined meta:name="Company">NTUT Computer And Network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